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0000000054024A3C4FC5E7712.gif" manifest:media-type="image/gif"/>
  <manifest:file-entry manifest:full-path="Pictures/10000000000000580000001F10DFF80F44519AB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1" svg:font-family="ARial" style:font-adornments="Light" style:font-family-generic="swiss"/>
    <style:font-face style:name="Arial Unicode MS1" svg:font-family="'Arial Unicode MS'" style:font-pitch="variable"/>
    <style:font-face style:name="Gothic" svg:font-family="Gothic" style:font-pitch="variable"/>
    <style:font-face style:name="HG Mincho Light J" svg:font-family="'HG Mincho Light J'" style:font-pitch="variable"/>
    <style:font-face style:name="Tahoma1" svg:font-family="Tahoma" style:font-pitch="variable"/>
    <style:font-face style:name="msmincho" svg:font-family="msmincho" style:font-pitch="variable"/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Gothic L" svg:font-family="'Gothic L'" style:font-family-generic="roman" style:font-pitch="variable"/>
    <style:font-face style:name="Gothic L1" svg:font-family="'Gothic L'" style:font-adornments="Light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msgothic" svg:font-family="msgothic" style:font-family-generic="roman" style:font-pitch="variable"/>
    <style:font-face style:name="ARial" svg:font-family="ARial" style:font-adornments="Light" style:font-family-generic="swiss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Gothic L2" svg:font-family="'Gothic L'" style:font-adornments="Light" style:font-family-generic="swiss" style:font-pitch="variable"/>
    <style:font-face style:name="Luxi Sans1" svg:font-family="'Luxi Sans'" style:font-adornments="Light" style:font-family-generic="swiss" style:font-pitch="variable"/>
    <style:font-face style:name="Luxi Sans" svg:font-family="'Luxi Sans'" style:font-adornments="Regular" style:font-family-generic="swiss" style:font-pitch="variable"/>
    <style:font-face style:name="Thorndale1" svg:font-family="Thorndale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Evitech_25_20lecture-title">
      <style:graphic-properties draw:fill-color="#ffffff" draw:auto-grow-height="true" fo:min-height="3.507cm"/>
    </style:style>
    <style:style style:name="pr2" style:family="presentation" style:parent-style-name="Evitech_25_20lecture-subtitle" style:list-style-name="L7">
      <style:graphic-properties draw:fill-color="#ffffff" draw:auto-grow-height="true" fo:min-height="13.23cm"/>
    </style:style>
    <style:style style:name="pr3" style:family="presentation" style:parent-style-name="Evitech_25_20lecture-notes">
      <style:graphic-properties draw:fill-color="#ffffff" draw:auto-grow-height="true" fo:min-height="11.411cm"/>
    </style:style>
    <style:style style:name="pr4" style:family="presentation" style:parent-style-name="Evitech_25_20lecture-outline1">
      <style:graphic-properties draw:fill-color="#ffffff" draw:auto-grow-height="true" fo:min-height="13.951cm"/>
    </style:style>
    <style:style style:name="pr5" style:family="presentation" style:parent-style-name="Evitech_25_20lecture-notes">
      <style:graphic-properties draw:fill-color="#ffffff" fo:min-height="11.411cm"/>
    </style:style>
    <style:style style:name="pr6" style:family="presentation" style:parent-style-name="Evitech_25_20lecture-title">
      <style:graphic-properties draw:fill-color="#ffffff" fo:min-height="3.507cm"/>
    </style:style>
    <style:style style:name="pr7" style:family="presentation" style:parent-style-name="Evitech_25_20lecture-outline1">
      <style:graphic-properties draw:fill-color="#ffffff" fo:min-height="13.23cm"/>
    </style:style>
    <style:style style:name="pr8" style:family="presentation" style:parent-style-name="Evitech_25_20lecture-title">
      <style:graphic-properties fo:min-height="3.507cm"/>
    </style:style>
    <style:style style:name="pr9" style:family="presentation" style:parent-style-name="Evitech_25_20lecture-outline1">
      <style:graphic-properties fo:min-height="13.861cm"/>
    </style:style>
    <style:style style:name="pr10" style:family="presentation" style:parent-style-name="Evitech_25_20lecture-outline1">
      <style:graphic-properties draw:fill-color="#ffffff" draw:auto-grow-height="true" fo:min-height="13.23cm"/>
    </style:style>
    <style:style style:name="pr11" style:family="presentation" style:parent-style-name="Evitech_25_20lecture-title">
      <style:graphic-properties fo:min-height="3.506cm"/>
    </style:style>
    <style:style style:name="pr12" style:family="presentation" style:parent-style-name="Evitech_25_20lecture-outline1">
      <style:graphic-properties fo:min-height="12.18cm"/>
    </style:style>
    <style:style style:name="pr13" style:family="presentation" style:parent-style-name="Evitech_25_20lecture-notes">
      <style:graphic-properties draw:fill-color="#ffffff" fo:min-height="11.41cm"/>
    </style:style>
    <style:style style:name="pr14" style:family="presentation" style:parent-style-name="Evitech_25_20lecture-outline1">
      <style:graphic-properties draw:fill-color="#ffffff" fo:min-height="4.053cm"/>
    </style:style>
    <style:style style:name="pr15" style:family="presentation" style:parent-style-name="Evitech_25_20lecture-outline1">
      <style:graphic-properties draw:fill-color="#ffffff" fo:min-height="10.704cm"/>
    </style:style>
    <style:style style:name="pr16" style:family="presentation" style:parent-style-name="Evitech_25_20lecture-outline1">
      <style:graphic-properties draw:fill-color="#ffffff" fo:min-height="1.531cm"/>
    </style:style>
    <style:style style:name="pr17" style:family="presentation" style:parent-style-name="Evitech_25_20lecture-outline1">
      <style:graphic-properties draw:fill-color="#ffffff" fo:min-height="11.395cm"/>
    </style:style>
    <style:style style:name="pr18" style:family="presentation" style:parent-style-name="Evitech_25_20lecture-outline1">
      <style:graphic-properties draw:fill-color="#ffffff" draw:auto-grow-height="true" fo:min-height="13.861cm"/>
    </style:style>
    <style:style style:name="pr19" style:family="presentation" style:parent-style-name="Evitech_25_20lecture-outline1">
      <style:graphic-properties fo:min-height="12.286cm"/>
    </style:style>
    <style:style style:name="pr20" style:family="presentation" style:parent-style-name="Evitech_25_20lecture-outline1">
      <style:graphic-properties fo:min-height="13.003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style:font-name="Luxi Sans1" fo:font-size="72pt"/>
    </style:style>
    <style:style style:name="P3" style:family="paragraph">
      <style:paragraph-properties fo:margin-left="1.2cm" fo:margin-right="0cm" fo:text-indent="-0.6cm"/>
    </style:style>
    <style:style style:name="P4" style:family="paragraph">
      <loext:graphic-properties draw:fill-color="#ffffff"/>
      <style:paragraph-properties fo:margin-left="1.2cm" fo:margin-right="0cm" fo:text-align="center" fo:text-indent="-0.6cm"/>
      <style:text-properties style:font-name="Gothic L2"/>
    </style:style>
    <style:style style:name="P5" style:family="paragraph">
      <loext:graphic-properties draw:fill-color="#ffffff"/>
      <style:paragraph-properties fo:margin-left="0cm" fo:margin-right="0cm" fo:text-indent="0cm"/>
    </style:style>
    <style:style style:name="P6" style:family="paragraph">
      <loext:graphic-properties draw:fill-color="#ffffff"/>
      <style:paragraph-properties fo:margin-left="1.2cm" fo:margin-right="0cm" fo:text-indent="-0.9cm"/>
    </style:style>
    <style:style style:name="P7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paragraph-properties fo:margin-left="1.2cm" fo:margin-right="0cm" fo:text-indent="-0.9cm"/>
      <style:text-properties fo:font-size="22pt" style:font-size-asian="32pt" style:font-size-complex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1.2cm" fo:margin-right="0cm" fo:text-align="start" fo:text-indent="-0.9cm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loext:graphic-properties draw:fill-color="#ffffff"/>
      <style:paragraph-properties fo:margin-left="1.2cm" fo:margin-right="0cm" fo:text-align="start" fo:text-indent="-0.9cm"/>
    </style:style>
    <style:style style:name="P14" style:family="paragraph">
      <style:paragraph-properties fo:margin-left="1.2cm" fo:margin-right="0cm" fo:text-align="justify" fo:text-indent="-0.9cm"/>
    </style:style>
    <style:style style:name="P15" style:family="paragraph">
      <loext:graphic-properties draw:fill-color="#ffffff"/>
      <style:paragraph-properties fo:margin-left="1.2cm" fo:margin-right="0cm" fo:text-align="justify" fo:text-indent="-0.9cm"/>
    </style:style>
    <style:style style:name="P16" style:family="paragraph">
      <style:paragraph-properties fo:margin-left="1.2cm" fo:margin-right="0cm" fo:text-indent="-0.9cm"/>
    </style:style>
    <style:style style:name="T1" style:family="text">
      <style:text-properties style:font-name="Luxi Sans1" fo:font-size="48pt" style:font-size-asian="28pt" style:font-size-complex="28pt"/>
    </style:style>
    <style:style style:name="T2" style:family="text">
      <style:text-properties style:font-name="ARial2"/>
    </style:style>
    <style:style style:name="T3" style:family="text">
      <style:text-properties style:font-name="Gothic L2"/>
    </style:style>
    <style:style style:name="T4" style:family="text">
      <style:text-properties fo:font-size="22pt" style:font-size-asian="32pt" style:font-size-complex="3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 style:font-size-asian="24pt" style:font-size-complex="24pt"/>
    </style:style>
    <style:style style:name="T7" style:family="text">
      <style:text-properties fo:font-size="16pt" style:font-size-asian="22pt" style:font-size-complex="22pt"/>
    </style:style>
    <style:style style:name="T8" style:family="text">
      <style:text-properties fo:font-size="20pt" style:font-size-asian="26pt" style:font-size-complex="26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24pt"/>
    </style:style>
    <style:style style:name="T11" style:family="text">
      <style:text-properties fo:font-size="14pt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min-label-width="0.8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32cm" text:min-label-width="0.767cm"/>
        <style:text-properties fo:font-family="Star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99cm" text:min-label-width="0.8cm"/>
        <style:text-properties fo:font-family="Star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74cm" text:min-label-width="0.8cm"/>
        <style:text-properties fo:font-family="Star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vitech_25_20lecture" presentation:presentation-page-layout-name="AL1T0">
        <office:forms form:automatic-focus="false" form:apply-design-mode="false"/>
        <draw:frame presentation:style-name="pr1" draw:text-style-name="P2" draw:layer="layout" svg:width="23.91cm" svg:height="3.507cm" svg:x="1.948cm" svg:y="1.714cm" presentation:class="title" presentation:user-transformed="true">
          <draw:text-box>
            <text:p text:style-name="P1"><text:span text:style-name="T1">Corporate Cyber Defence</text:span></text:p>
          </draw:text-box>
        </draw:frame>
        <draw:frame presentation:style-name="pr2" draw:text-style-name="P4" draw:layer="layout" svg:width="23.91cm" svg:height="13.23cm" svg:x="2.057cm" svg:y="5.838cm" presentation:class="subtitle" presentation:user-transformed="true">
          <draw:text-box>
            <text:p text:style-name="P3"><text:span text:style-name="T2">Software Security</text:span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layer="layout" svg:width="13.705cm" svg:height="10.279cm" svg:x="3.641cm" svg:y="2.853cm" draw:page-number="1"/>
          <draw:frame presentation:style-name="pr3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Software Vulnerabilities</text:p>
          </draw:text-box>
        </draw:frame>
        <draw:frame presentation:style-name="pr4" draw:text-style-name="P6" draw:layer="layout" svg:width="23.91cm" svg:height="13.951cm" svg:x="2.057cm" svg:y="5.838cm" presentation:class="outline" presentation:user-transformed="true">
          <draw:text-box>
            <text:list text:style-name="L3">
              <text:list-item>
                <text:p text:style-name="P1">Memory corruption attacks</text:p>
                <text:list>
                  <text:list-item>
                    <text:p text:style-name="P1">Buffer Overflows</text:p>
                  </text:list-item>
                  <text:list-item>
                    <text:p text:style-name="P1">Signed and Unsigned values</text:p>
                  </text:list-item>
                  <text:list-item>
                    <text:p text:style-name="P1">Format string vulnerabilities</text:p>
                  </text:list-item>
                </text:list>
              </text:list-item>
              <text:list-item>
                <text:p text:style-name="P1">Command injection attacks</text:p>
                <text:list>
                  <text:list-item>
                    <text:p text:style-name="P1">SQL injections</text:p>
                  </text:list-item>
                  <text:list-item>
                    <text:p text:style-name="P1">Cross site scripting</text:p>
                  </text:list-item>
                  <text:list-item>
                    <text:p text:style-name="P1">Path escalations</text:p>
                  </text:list-item>
                </text:list>
              </text:list-item>
              <text:list-item>
                <text:p text:style-name="P1">Access privilege attacks</text:p>
                <text:list>
                  <text:list-item>
                    <text:p text:style-name="P1">SQL/HTTPD user able to create files</text:p>
                  </text:list-item>
                  <text:list-item>
                    <text:p text:style-name="P1">Applications having access outside of their own data domain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"/>
          <draw:frame presentation:style-name="pr5" draw:text-style-name="P7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507cm" svg:x="1.948cm" svg:y="1.715cm" presentation:class="title">
          <draw:text-box>
            <text:p text:style-name="P1">Buffer Overflows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Buffer overflow is caused when program writes more data to buffer than is allocated for it</text:p>
              </text:list-item>
              <text:list-item>
                <text:p text:style-name="P1">This extra data can write over the function stack and return address</text:p>
              </text:list-item>
              <text:list-item>
                <text:p text:style-name="P1">Which means that instead of returning normally from function, attacker can direct the program to his own code</text:p>
              </text:list-item>
              <text:list-item>
                <text:p text:style-name="P1">This is called arbitrary code execution</text:p>
              </text:list-item>
              <text:list-item>
                <text:p text:style-name="P1">Simple example</text:p>
              </text:list-item>
              <text:list-item>
                <text:p text:style-name="P1">char buf[200]; <text:line-break/>gets(buf);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507cm" svg:x="1.948cm" svg:y="1.715cm" presentation:class="title">
          <draw:text-box>
            <text:p text:style-name="P1">Unsigned To Signed Conversion Error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Good code should always check all incoming data for correct size, but also that can be done badly</text:p>
              </text:list-item>
              <text:list-item>
                <text:p text:style-name="P1">char buffer[200];<text:line-break/>int dataSize;<text:line-break/>if(dataSize&lt;200)<text:line-break/><text:tab/>memcpy(buffer,data,dataSize);</text:p>
              </text:list-item>
              <text:list-item>
                <text:p text:style-name="P1">memcpy is expecting unsigned int and we are giving signed</text:p>
              </text:list-item>
              <text:list-item>
                <text:p text:style-name="P1">Which means that value will be converted unsiged int</text:p>
              </text:list-item>
              <text:list-item>
                <text:p text:style-name="P1"><text:s/>-1 in unsigned is 0xFFFFFFFF - 1= 4294967294</text:p>
              </text:list-item>
              <text:list-item>
                <text:p text:style-name="P1">So in other words the check gives no protection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" draw:style-name="dp3" draw:master-page-name="Evitech_25_20lecture" presentation:presentation-page-layout-name="AL2T1">
        <office:forms form:automatic-focus="false" form:apply-design-mode="false"/>
        <draw:frame presentation:style-name="pr8" draw:layer="layout" svg:width="23.91cm" svg:height="3.507cm" svg:x="1.948cm" svg:y="1.715cm" presentation:class="title">
          <draw:text-box>
            <text:p>Are Memory Corruption Attacks Really That Simple</text:p>
          </draw:text-box>
        </draw:frame>
        <draw:frame presentation:style-name="pr9" draw:layer="layout" svg:width="23.91cm" svg:height="13.861cm" svg:x="2.057cm" svg:y="5.838cm" presentation:class="outline">
          <draw:text-box>
            <text:list text:style-name="L3">
              <text:list-item>
                <text:p>Yes, if we are talking about ancient code</text:p>
              </text:list-item>
              <text:list-item>
                <text:p>Or IOT device</text:p>
              </text:list-item>
              <text:list-item>
                <text:p>Modern OS memory management and compilers make exploiting memory corruption more difficult</text:p>
              </text:list-item>
              <text:list-item>
                <text:p>However with time and skill attackers still can take advantage of memory corruption</text:p>
              </text:list-item>
              <text:list-item>
                <text:p>This means that you have one smart guy discovering a vulnerability and creating exploit</text:p>
              </text:list-item>
              <text:list-item>
                <text:p>And then horde of less talented attackers using it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5" presentation:class="page"/>
          <draw:frame presentation:style-name="pr5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507cm" svg:x="1.948cm" svg:y="1.715cm" presentation:class="title" presentation:user-transformed="true">
          <draw:text-box>
            <text:p text:style-name="P1">SQL injections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SQL injection means attacker adding his own SQL commands over user input</text:p>
              </text:list-item>
              <text:list-item>
                <text:p text:style-name="P1">For example typical password check uses command </text:p>
                <text:list>
                  <text:list-item>
                    <text:p text:style-name="P1">Select user from users where password='%s'</text:p>
                  </text:list-item>
                  <text:list-item>
                    <text:p text:style-name="P1">What if you enter foo' or 1=1?</text:p>
                  </text:list-item>
                  <text:list-item>
                    <text:p text:style-name="P1">Select user from users where password='foo' or 1=1</text:p>
                  </text:list-item>
                  <text:list-item>
                    <text:p text:style-name="P1">Or “..where password='foo'; delete * from users;</text:p>
                  </text:list-item>
                </text:list>
              </text:list-item>
              <text:list-item>
                <text:p text:style-name="P1">The problem is that unless programmer sanitizes all input<text:line-break/>attacker can close statement and continue with another SQL statement within same string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6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507cm" svg:x="1.948cm" svg:y="1.641cm" presentation:class="title" presentation:user-transformed="true">
          <draw:text-box>
            <text:p text:style-name="P1">What Can Be Done With SQL Injections?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Bypass password checks</text:p>
              </text:list-item>
              <text:list-item>
                <text:p text:style-name="P1">Alter operation, for example order password reset for any user to any email</text:p>
              </text:list-item>
              <text:list-item>
                <text:p text:style-name="P1">Modify database contents, for example prices in web shop</text:p>
              </text:list-item>
              <text:list-item>
                <text:p text:style-name="P1">Write files to system, execute files</text:p>
              </text:list-item>
              <text:list-item>
                <text:p text:style-name="P1">Basically anything that the SQL user is capable of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7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507cm" svg:x="1.948cm" svg:y="1.715cm" presentation:class="title">
          <draw:text-box>
            <text:p text:style-name="P1">Format String Vulnerabilities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String formatting is very powerful coding tool</text:p>
                <text:list>
                  <text:list-item>
                    <text:p text:style-name="P1">But it can be like juggling with chainsaws</text:p>
                  </text:list-item>
                </text:list>
              </text:list-item>
              <text:list-item>
                <text:p text:style-name="P1">Something simple as “ERROR file %s” not found can be bad</text:p>
                <text:list>
                  <text:list-item>
                    <text:p text:style-name="P1">If attacker can manipulate the file name he can include more format string options</text:p>
                  </text:list-item>
                  <text:list-item>
                    <text:p text:style-name="P1">Which can result in buffer overflow or memory writes</text:p>
                  </text:list-item>
                </text:list>
              </text:list-item>
              <text:list-item>
                <text:p text:style-name="P1">Also consider “select * from users where user=%s;”</text:p>
                <text:list>
                  <text:list-item>
                    <text:p text:style-name="P1">Can become “select * from users where user=1; delete from users;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8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3" draw:master-page-name="Evitech_25_20lecture" presentation:presentation-page-layout-name="AL2T1">
        <office:forms form:automatic-focus="false" form:apply-design-mode="false"/>
        <draw:frame presentation:style-name="pr8" draw:layer="layout" svg:width="23.91cm" svg:height="3.507cm" svg:x="1.948cm" svg:y="1.715cm" presentation:class="title">
          <draw:text-box>
            <text:p>Error Reports</text:p>
          </draw:text-box>
        </draw:frame>
        <draw:frame presentation:style-name="pr9" draw:layer="layout" svg:width="23.91cm" svg:height="13.861cm" svg:x="2.057cm" svg:y="5.838cm" presentation:class="outline">
          <draw:text-box>
            <text:list text:style-name="L3">
              <text:list-item>
                <text:p>Probably everyone has seen badly written web pages<text:line-break/>that show very verbose error message.</text:p>
              </text:list-item>
              <text:list-item>
                <text:p>Sometimes even Java/etc stack trace is included</text:p>
              </text:list-item>
              <text:list-item>
                <text:p>This is a very bad practice as if site has SQL injection vulnerability the error report page can be used to leak information</text:p>
              </text:list-item>
              <text:list-item>
                <text:p>If attacker gets to insert his own SQL, he can print database contents instead of error reports</text:p>
              </text:list-item>
              <text:list-item>
                <text:p>Never show error details to user, have just nice clean error page and log all important information do not show it over the web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9" presentation:class="page"/>
          <draw:frame presentation:style-name="pr5" draw:text-style-name="P8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507cm" svg:x="1.948cm" svg:y="1.715cm" presentation:class="title">
          <draw:text-box>
            <text:p text:style-name="P1">How To Avoid <text:s/>Vulnerabilities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There are many ways to detect and prevent programming errors that lead to vulnerability</text:p>
              </text:list-item>
              <text:list-item>
                <text:p text:style-name="P1">However with the amount of code being written it is practical impossibility to avoid vulnerabilities in large applications</text:p>
              </text:list-item>
              <text:list-item>
                <text:p text:style-name="P1">So instead of just trying to avoid errors applications have to be designed so that single error does not give full access to everywhere</text:p>
              </text:list-item>
              <text:list-item>
                <text:p text:style-name="P1">The principle is the same as with any other security</text:p>
                <text:list>
                  <text:list-item>
                    <text:p text:style-name="P1">Build security in from the start</text:p>
                  </text:list-item>
                  <text:list-item>
                    <text:p text:style-name="P1">Modularize your system</text:p>
                  </text:list-item>
                  <text:list-item>
                    <text:p text:style-name="P1">Prevent, detect, respond, learn, impro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0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507cm" svg:x="1.948cm" svg:y="1.715cm" presentation:class="title">
          <draw:text-box>
            <text:p text:style-name="P1">Security Should Start In Architectural Level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Like in building security the earlier you plan security in the cheaper it will be in the long run</text:p>
              </text:list-item>
              <text:list-item>
                <text:p text:style-name="P1">So while you are planning architecture for your software, you also need to plan the security architecture for it</text:p>
              </text:list-item>
              <text:list-item>
                <text:p text:style-name="P1">Start security by defining software architecture document</text:p>
              </text:list-item>
              <text:list-item>
                <text:p text:style-name="P1">The document is needed to gather your thoughts just what you need to cover in order to create secure software</text:p>
              </text:list-item>
              <text:list-item>
                <text:p text:style-name="P1">By thinking about security right from the start you can minimize the need to modify things to make them secure later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1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2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507cm" svg:x="1.948cm" svg:y="1.715cm" presentation:class="title">
          <draw:text-box>
            <text:p text:style-name="P1">Security In Software Architecture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Start architectural planning from your business process, forget all about servers and technology for a moment</text:p>
              </text:list-item>
              <text:list-item>
                <text:p text:style-name="P1">Model all your business actions in conceptual level</text:p>
                <text:list>
                  <text:list-item>
                    <text:p text:style-name="P1">Imagine the model as physical office</text:p>
                  </text:list-item>
                  <text:list-item>
                    <text:p text:style-name="P1">Imagine system components as people</text:p>
                  </text:list-item>
                  <text:list-item>
                    <text:p text:style-name="P1">Who can cheat and how</text:p>
                  </text:list-item>
                </text:list>
              </text:list-item>
              <text:list-item>
                <text:p text:style-name="P1">Think ways how you can prevent your components from cheating</text:p>
              </text:list-item>
              <text:list-item>
                <text:p text:style-name="P1">Think what you need to create yourself and what you can get ready from other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2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3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Things Software Architecture Should Cover</text:p>
          </draw:text-box>
        </draw:frame>
        <draw:frame presentation:style-name="pr10" draw:text-style-name="P9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4">How much security you need</text:span></text:p>
              </text:list-item>
              <text:list-item>
                <text:p text:style-name="P1"><text:span text:style-name="T4">Standard engineering techniques you can employ</text:span></text:p>
              </text:list-item>
              <text:list-item>
                <text:p text:style-name="P1"><text:span text:style-name="T4">Secure code and libraries you can use, are they secure?</text:span></text:p>
              </text:list-item>
              <text:list-item>
                <text:p text:style-name="P1"><text:span text:style-name="T4">Your basic assumptions what you are protecting against</text:span></text:p>
              </text:list-item>
              <text:list-item>
                <text:p text:style-name="P1"><text:span text:style-name="T4">Chain of trust between components</text:span></text:p>
              </text:list-item>
              <text:list-item>
                <text:p text:style-name="P1"><text:span text:style-name="T4">Communications security between servers, don't be Google</text:span></text:p>
              </text:list-item>
              <text:list-item>
                <text:p text:style-name="P1"><text:span text:style-name="T4">Error handling,failure tolerance and graceful degradation</text:span></text:p>
              </text:list-item>
              <text:list-item>
                <text:p text:style-name="P1"><text:span text:style-name="T4">Safe default actions and values</text:span></text:p>
              </text:list-item>
              <text:list-item>
                <text:p text:style-name="P1"><text:span text:style-name="T4">Multiple layers of defense</text:span></text:p>
              </text:list-item>
              <text:list-item>
                <text:p text:style-name="P1"><text:span text:style-name="T4">Make sure someone is accountable for each major part</text:span></text:p>
              </text:list-item>
              <text:list-item>
                <text:p text:style-name="P1"><text:span text:style-name="T4">Enemy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3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" draw:style-name="dp3" draw:master-page-name="Evitech_25_20lecture" presentation:presentation-page-layout-name="AL2T1">
        <office:forms form:automatic-focus="false" form:apply-design-mode="false"/>
        <draw:frame presentation:style-name="pr11" draw:layer="layout" svg:width="23.91cm" svg:height="3.506cm" svg:x="1.948cm" svg:y="1.715cm" presentation:class="title">
          <draw:text-box>
            <text:p>Is Architecture Only About Software?</text:p>
          </draw:text-box>
        </draw:frame>
        <draw:frame presentation:style-name="pr12" draw:layer="layout" svg:width="23.91cm" svg:height="12.18cm" svg:x="1.978cm" svg:y="5.812cm" presentation:class="outline" presentation:user-transformed="true">
          <draw:text-box>
            <text:list text:style-name="L3">
              <text:list-item>
                <text:p>Best software does not help if installation is crap</text:p>
              </text:list-item>
              <text:list-item>
                <text:p>Remember everything we covered in network and host sec</text:p>
              </text:list-item>
              <text:list-item>
                <text:p>Each server or cloud instance must be properly configured</text:p>
              </text:list-item>
              <text:list-item>
                <text:p>Each component of your service needs to be isolated</text:p>
              </text:list-item>
              <text:list-item>
                <text:p>All network connections between servers must be protected</text:p>
                <text:list>
                  <text:list-item>
                    <text:p>Make sure you know what traffic is needed and block the rest</text:p>
                  </text:list-item>
                  <text:list-item>
                    <text:p>Every network connection needs to be encrypted</text:p>
                  </text:list-item>
                  <text:list-item>
                    <text:p>Make sure that all traffic is controlled by integrity che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4" presentation:class="page"/>
          <draw:frame presentation:style-name="pr13" draw:text-style-name="P10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5" draw:style-name="dp3" draw:master-page-name="Evitech_25_20lecture" presentation:presentation-page-layout-name="AL2T1">
        <office:forms form:automatic-focus="false" form:apply-design-mode="false"/>
        <draw:frame presentation:style-name="pr11" draw:layer="layout" svg:width="23.91cm" svg:height="3.506cm" svg:x="1.948cm" svg:y="1.715cm" presentation:class="title">
          <draw:text-box>
            <text:p>Example: Internet Connected Heat Station</text:p>
          </draw:text-box>
        </draw:frame>
        <draw:frame presentation:style-name="pr12" draw:layer="layout" svg:width="23.91cm" svg:height="12.18cm" svg:x="2.057cm" svg:y="5.838cm" presentation:class="outline">
          <draw:text-box>
            <text:list text:style-name="L3">
              <text:list-item>
                <text:p>Let's assume we have internet connected heat generator</text:p>
              </text:list-item>
              <text:list-item>
                <text:p>Power company wants telemetry from generator</text:p>
              </text:list-item>
              <text:list-item>
                <text:p>Make sure that traffic is safe</text:p>
                <text:list>
                  <text:list-item>
                    <text:p>Set up VPN and limit connections only to head office net block</text:p>
                  </text:list-item>
                  <text:list-item>
                    <text:p>Inside VPN each command is digitally signed and encrypted</text:p>
                  </text:list-item>
                </text:list>
              </text:list-item>
              <text:list-item>
                <text:p>Make sure server is safe</text:p>
                <text:list>
                  <text:list-item>
                    <text:p>Allow only the connection needed for telemetry</text:p>
                  </text:list-item>
                </text:list>
              </text:list-item>
              <text:list-item>
                <text:p>Make sure software is safe</text:p>
                <text:list>
                  <text:list-item>
                    <text:p>Have sensible limits to what changes are allowed and what are block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5" presentation:class="page"/>
          <draw:frame presentation:style-name="pr13" draw:text-style-name="P10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6" draw:style-name="dp3" draw:master-page-name="Evitech_25_20lecture" presentation:presentation-page-layout-name="AL2T1">
        <office:forms form:automatic-focus="false" form:apply-design-mode="false"/>
        <draw:frame presentation:style-name="pr11" draw:layer="layout" svg:width="23.91cm" svg:height="3.506cm" svg:x="1.948cm" svg:y="1.715cm" presentation:class="title">
          <draw:text-box>
            <text:p>Example Home Automation System</text:p>
          </draw:text-box>
        </draw:frame>
        <draw:frame presentation:style-name="pr12" draw:layer="layout" svg:width="23.91cm" svg:height="12.18cm" svg:x="2.057cm" svg:y="5.838cm" presentation:class="outline">
          <draw:text-box>
            <text:list text:style-name="L3">
              <text:list-item>
                <text:p>Let's assume we are building a home automation system</text:p>
              </text:list-item>
              <text:list-item>
                <text:p>The automation system web UI in company web server</text:p>
              </text:list-item>
              <text:list-item>
                <text:p>The control box communicates with this UI</text:p>
              </text:list-item>
              <text:list-item>
                <text:p>Close all ports except TLS to backend server</text:p>
              </text:list-item>
              <text:list-item>
                <text:p>Make sure that TLS certificate chain is verified</text:p>
              </text:list-item>
              <text:list-item>
                <text:p>Make sure you can update control boxes remotely</text:p>
              </text:list-item>
              <text:list-item>
                <text:p>Make sure user passwords are hashed properl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16" presentation:class="page"/>
          <draw:frame presentation:style-name="pr13" draw:text-style-name="P8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7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507cm" svg:x="1.948cm" svg:y="1.715cm" presentation:class="title">
          <draw:text-box>
            <text:p text:style-name="P1">Software Design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This is the part where money is either saved or wasted</text:p>
              </text:list-item>
              <text:list-item>
                <text:p text:style-name="P1">Make sure that your design follows security architecture</text:p>
              </text:list-item>
              <text:list-item>
                <text:p text:style-name="P1">When you design software, you have to make sure that things are inherently secure</text:p>
              </text:list-item>
              <text:list-item>
                <text:p text:style-name="P1">Fixing security problems when software is in production is 60 times more expensive than preventing it at design stage</text:p>
                <text:list>
                  <text:list-item>
                    <text:p text:style-name="P1">Soo Hoo K, Sudbury AW, &amp; Jaquith AR, Secure Business Quarterly, 5 pp, Q2 200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7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8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507cm" svg:x="1.948cm" svg:y="1.715cm" presentation:class="title">
          <draw:text-box>
            <text:p text:style-name="P1">Secure Design Steps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Access the risks and threats</text:p>
                <text:list>
                  <text:list-item>
                    <text:p text:style-name="P1">What can go wrong</text:p>
                  </text:list-item>
                  <text:list-item>
                    <text:p text:style-name="P1">How much it costs</text:p>
                  </text:list-item>
                  <text:list-item>
                    <text:p text:style-name="P1">What legal requirements you have</text:p>
                  </text:list-item>
                </text:list>
              </text:list-item>
              <text:list-item>
                <text:p text:style-name="P1">Adopt a risk mitigation strategy</text:p>
                <text:list>
                  <text:list-item>
                    <text:p text:style-name="P1">Accept the risk (do nothing)</text:p>
                  </text:list-item>
                  <text:list-item>
                    <text:p text:style-name="P1">Minimize risk by reducing probability or damage</text:p>
                  </text:list-item>
                  <text:list-item>
                    <text:p text:style-name="P1">Transfer the risk to insurance or customers (banking, credit card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8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9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507cm" svg:x="1.948cm" svg:y="1.715cm" presentation:class="title">
          <draw:text-box>
            <text:p text:style-name="P1">Secure Design Steps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Construct mental models</text:p>
                <text:list>
                  <text:list-item>
                    <text:p text:style-name="P1">Systems are hard to think about, so construct analogies</text:p>
                  </text:list-item>
                </text:list>
              </text:list-item>
              <text:list-item>
                <text:p text:style-name="P1">Decide on high level technical issues</text:p>
                <text:list>
                  <text:list-item>
                    <text:p text:style-name="P1">What language to use</text:p>
                  </text:list-item>
                  <text:list-item>
                    <text:p text:style-name="P1">How to authenticate users</text:p>
                  </text:list-item>
                  <text:list-item>
                    <text:p text:style-name="P1">How to audit that your program functions correctly</text:p>
                  </text:list-item>
                  <text:list-item>
                    <text:p text:style-name="P1">How to defend against atta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9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0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507cm" svg:x="1.948cm" svg:y="1.715cm" presentation:class="title">
          <draw:text-box>
            <text:p text:style-name="P1">Secure Design Steps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Select security techniques and technologies</text:p>
                <text:list>
                  <text:list-item>
                    <text:p text:style-name="P1">What development and testing tools to use</text:p>
                  </text:list-item>
                  <text:list-item>
                    <text:p text:style-name="P1">What code verification tools to use</text:p>
                  </text:list-item>
                  <text:list-item>
                    <text:p text:style-name="P1">How to test against attacks</text:p>
                  </text:list-item>
                  <text:list-item>
                    <text:p text:style-name="P1">What third party security libraries and tools are needed</text:p>
                  </text:list-item>
                  <text:list-item>
                    <text:p text:style-name="P1">How to ensure that tools do their job</text:p>
                  </text:list-item>
                </text:list>
              </text:list-item>
              <text:list-item>
                <text:p text:style-name="P1">Plan operation and maintenance</text:p>
                <text:list>
                  <text:list-item>
                    <text:p text:style-name="P1">How to monitor system performance</text:p>
                  </text:list-item>
                  <text:list-item>
                    <text:p text:style-name="P1">How to administer user accounts</text:p>
                  </text:list-item>
                  <text:list-item>
                    <text:p text:style-name="P1">How to backup and how to recover from total fail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0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1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507cm" svg:x="1.948cm" svg:y="1.715cm" presentation:class="title">
          <draw:text-box>
            <text:p text:style-name="P1">Requirements For A Secure Design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Each part of business process is isolated from others</text:p>
              </text:list-item>
              <text:list-item>
                <text:p text:style-name="P1">Each component has access only to data it needs</text:p>
              </text:list-item>
              <text:list-item>
                <text:p text:style-name="P1">Component that only reads data has no write access</text:p>
              </text:list-item>
              <text:list-item>
                <text:p text:style-name="P1">Component that only writes data has no read access</text:p>
              </text:list-item>
              <text:list-item>
                <text:p text:style-name="P1">Access to data is monitored and unnecessary reads are forbidden</text:p>
              </text:list-item>
              <text:list-item>
                <text:p text:style-name="P1">Components that handle only internal data must not communicate outside of business process</text:p>
              </text:list-item>
              <text:list-item>
                <text:p text:style-name="P1">What component does not need must be blocked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1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2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Secure Design Example</text:p>
          </draw:text-box>
        </draw:frame>
        <draw:frame presentation:style-name="pr14" draw:text-style-name="P6" draw:layer="layout" svg:width="24.006cm" svg:height="4.053cm" svg:x="2.057cm" svg:y="5.838cm" presentation:class="outline" presentation:user-transformed="true">
          <draw:text-box>
            <text:list text:style-name="L3">
              <text:list-item>
                <text:p text:style-name="P1">You have web shop that needs database for inventory, pricing and transactions and transactions</text:p>
              </text:list-item>
              <text:list-item>
                <text:p text:style-name="P1">Should you place DB on same or different server?</text:p>
              </text:list-item>
            </text:list>
          </draw:text-box>
        </draw:frame>
        <draw:frame presentation:style-name="pr15" draw:text-style-name="P13" draw:layer="layout" svg:width="10.678cm" svg:height="10.704cm" svg:x="2.329cm" svg:y="9.627cm" presentation:class="outline" presentation:user-transformed="true">
          <draw:text-box>
            <text:p text:style-name="P11">Same server</text:p>
            <text:list text:style-name="L3">
              <text:list-item>
                <text:p text:style-name="P12">Cheaper</text:p>
              </text:list-item>
              <text:list-item>
                <text:p text:style-name="P12">Simpler to install</text:p>
              </text:list-item>
              <text:list-item>
                <text:p text:style-name="P12">Simpler to administrate</text:p>
              </text:list-item>
              <text:list-item>
                <text:p text:style-name="P12">Can be made secure</text:p>
              </text:list-item>
              <text:list-item>
                <text:p text:style-name="P12">But if security fails,all data is available to attacker</text:p>
              </text:list-item>
            </text:list>
          </draw:text-box>
        </draw:frame>
        <draw:frame presentation:style-name="pr15" draw:text-style-name="P15" draw:layer="layout" svg:width="10.678cm" svg:height="10.704cm" svg:x="13.605cm" svg:y="9.627cm" presentation:class="outline" presentation:user-transformed="true">
          <draw:text-box>
            <text:p text:style-name="P14">Different server</text:p>
            <text:list text:style-name="L3">
              <text:list-item>
                <text:p text:style-name="P12">More expensive</text:p>
              </text:list-item>
              <text:list-item>
                <text:p text:style-name="P12">Web shop can be isolated from database</text:p>
              </text:list-item>
              <text:list-item>
                <text:p text:style-name="P12">Attack on web fronted does not give full access to database</text:p>
              </text:list-item>
              <text:list-item>
                <text:p text:style-name="P12">Easier to detect unauthorized acces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2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3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507cm" svg:x="1.948cm" svg:y="1.715cm" presentation:class="title">
          <draw:text-box>
            <text:p text:style-name="P1">Results of Proper and Improper Design</text:p>
          </draw:text-box>
        </draw:frame>
        <draw:frame presentation:style-name="pr16" draw:text-style-name="P6" draw:layer="layout" svg:width="24.031cm" svg:height="1.531cm" svg:x="2.057cm" svg:y="5.838cm" presentation:class="outline" presentation:user-transformed="true">
          <draw:text-box>
            <text:p text:style-name="P16">Both Kaspersky and F-Secure had SQL injection <text:s/>vulnerability</text:p>
          </draw:text-box>
        </draw:frame>
        <draw:frame presentation:style-name="pr17" draw:text-style-name="P6" draw:layer="layout" svg:width="10.133cm" svg:height="11.395cm" svg:x="2.759cm" svg:y="7.793cm" presentation:class="outline" presentation:user-transformed="true">
          <draw:text-box>
            <text:p text:style-name="P16">Kaspersky</text:p>
            <text:list text:style-name="L3">
              <text:list-item>
                <text:p text:style-name="P1">SQL injection in support form</text:p>
              </text:list-item>
              <text:list-item>
                <text:p text:style-name="P1">Leaked confidential data</text:p>
              </text:list-item>
              <text:list-item>
                <text:p text:style-name="P1">User names, activation codes, lists of bugs, admins, web show tables</text:p>
              </text:list-item>
              <text:list-item>
                <text:p text:style-name="P1">178 <text:s/>news articles</text:p>
              </text:list-item>
            </text:list>
          </draw:text-box>
        </draw:frame>
        <draw:frame presentation:style-name="pr17" draw:text-style-name="P6" draw:layer="layout" svg:width="10.133cm" svg:height="11.395cm" svg:x="14.36cm" svg:y="7.794cm" presentation:class="outline" presentation:user-transformed="true">
          <draw:text-box>
            <text:p text:style-name="P16">F-Secure</text:p>
            <text:list text:style-name="L3">
              <text:list-item>
                <text:p text:style-name="P1">SQL injection in statistics server</text:p>
              </text:list-item>
              <text:list-item>
                <text:p text:style-name="P1">Isolated database</text:p>
              </text:list-item>
              <text:list-item>
                <text:p text:style-name="P1">DB contained only public data that was accessible from our statistics page anyway</text:p>
              </text:list-item>
              <text:list-item>
                <text:p text:style-name="P1">41 news article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3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4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507cm" svg:x="1.948cm" svg:y="1.715cm" presentation:class="title">
          <draw:text-box>
            <text:p text:style-name="P1">Security In Software Implementation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Inform yourself</text:p>
                <text:list>
                  <text:list-item>
                    <text:p text:style-name="P1">Know how code is attacked so you can defend it</text:p>
                  </text:list-item>
                </text:list>
              </text:list-item>
              <text:list-item>
                <text:p text:style-name="P1">Handle data with caution</text:p>
                <text:list>
                  <text:list-item>
                    <text:p text:style-name="P1">Don't trust anything that comes outside of your system</text:p>
                  </text:list-item>
                </text:list>
              </text:list-item>
              <text:list-item>
                <text:p text:style-name="P1">Don't trust other components</text:p>
                <text:list>
                  <text:list-item>
                    <text:p text:style-name="P1">Allow other components to fail so that you can recover</text:p>
                  </text:list-item>
                </text:list>
              </text:list-item>
              <text:list-item>
                <text:p text:style-name="P1">Create extensive unit tests</text:p>
                <text:list>
                  <text:list-item>
                    <text:p text:style-name="P1">Always test with bad data and attack code</text:p>
                  </text:list-item>
                </text:list>
              </text:list-item>
              <text:list-item>
                <text:p text:style-name="P1">Create culture of code review and get tools for it</text:p>
                <text:list>
                  <text:list-item>
                    <text:p text:style-name="P1">Make sure that all code is inspected by another develop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4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5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507cm" svg:x="1.948cm" svg:y="1.715cm" presentation:class="title">
          <draw:text-box>
            <text:p text:style-name="P1">Inform Yourself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You need to know all about attacks that apply to your code</text:p>
              </text:list-item>
              <text:list-item>
                <text:p text:style-name="P1">Fortunately there are a lot of information resources available</text:p>
                <text:list>
                  <text:list-item>
                    <text:p text:style-name="P1"><text:a xlink:href="http://www.owasp.org/" xlink:type="simple">http://www.owasp.org/</text:a></text:p>
                  </text:list-item>
                  <text:list-item>
                    <text:p text:style-name="P1"><text:a xlink:href="http://java.sun.com/javase/technologies/security/index.jsp" xlink:type="simple">http://java.sun.com/javase/technologies/security/index.jsp</text:a></text:p>
                  </text:list-item>
                  <text:list-item>
                    <text:p text:style-name="P1"><text:a xlink:href="http://msdn.microsoft.com/en-us/security" xlink:type="simple">http://msdn.microsoft.com/en-us/security</text:a></text:p>
                  </text:list-item>
                  <text:list-item>
                    <text:p text:style-name="P1"><text:a xlink:href="http://www.addedbytes.com/php/writing-secure-php/" xlink:type="simple">http://www.addedbytes.com/php/writing-secure-php/</text:a></text:p>
                  </text:list-item>
                </text:list>
              </text:list-item>
              <text:list-item>
                <text:p text:style-name="P1">Identify what languages and resources you are using and Google around before starting to code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5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6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507cm" svg:x="1.948cm" svg:y="1.715cm" presentation:class="title">
          <draw:text-box>
            <text:p text:style-name="P1">Handle Data With Caution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Basically all exploits are based on feeding bad data</text:p>
                <text:list>
                  <text:list-item>
                    <text:p text:style-name="P1">So handle data like a basket of snakes</text:p>
                  </text:list-item>
                </text:list>
              </text:list-item>
              <text:list-item>
                <text:p text:style-name="P1">Always sanitize or parametrize all data</text:p>
                <text:list>
                  <text:list-item>
                    <text:p text:style-name="P1">You need to know what is acceptable data, and filter it</text:p>
                  </text:list-item>
                  <text:list-item>
                    <text:p text:style-name="P1">For example in user names turn O'hara to O\'hara</text:p>
                  </text:list-item>
                  <text:list-item>
                    <text:p text:style-name="P1">Or use libraries that do proper escaping for you</text:p>
                  </text:list-item>
                </text:list>
              </text:list-item>
              <text:list-item>
                <text:p text:style-name="P1">Don't trust anything you read</text:p>
                <text:list>
                  <text:list-item>
                    <text:p text:style-name="P1">If you are reading something that has length information, don't trust it. Have safe maximum length</text:p>
                  </text:list-item>
                  <text:list-item>
                    <text:p text:style-name="P1">Don't wait forever for data that does not arrive, always have timeo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6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7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507cm" svg:x="1.948cm" svg:y="1.715cm" presentation:class="title">
          <draw:text-box>
            <text:p text:style-name="P1">Use System Access Controls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Divide different parts of your application under different users, both system users and SQL users</text:p>
                <text:list>
                  <text:list-item>
                    <text:p text:style-name="P1">Divide by function, web UI, support forms, transaction processor all need own users.</text:p>
                  </text:list-item>
                </text:list>
              </text:list-item>
              <text:list-item>
                <text:p text:style-name="P1">Code that does not write, must have read only access. </text:p>
                <text:list>
                  <text:list-item>
                    <text:p text:style-name="P1">For example JSP code that displays shop inventory</text:p>
                  </text:list-item>
                </text:list>
              </text:list-item>
              <text:list-item>
                <text:p text:style-name="P1">Code that only writes does not need read access</text:p>
                <text:list>
                  <text:list-item>
                    <text:p text:style-name="P1">Support form that stores user feedback does not need to be able to read what it has written</text:p>
                  </text:list-item>
                </text:list>
              </text:list-item>
              <text:list-item>
                <text:p text:style-name="P1">If possible place each component to it's own container</text:p>
                <text:list>
                  <text:list-item>
                    <text:p text:style-name="P1">And have monitoring script for extra fi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7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8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507cm" svg:x="1.948cm" svg:y="1.715cm" presentation:class="title">
          <draw:text-box>
            <text:p text:style-name="P1">Use Secure Coding Methods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Know what functions are dangerous in your language</text:p>
                <text:list>
                  <text:list-item>
                    <text:p text:style-name="P1">Find out what is safe alternative</text:p>
                  </text:list-item>
                </text:list>
              </text:list-item>
              <text:list-item>
                <text:p text:style-name="P1">For example in C you have strcpy and strncpy</text:p>
              </text:list-item>
              <text:list-item>
                <text:p text:style-name="P1">Avoid building dynamic SQL</text:p>
                <text:list>
                  <text:list-item>
                    <text:p text:style-name="P1">Use parametrized queries so that input cannot modify statement</text:p>
                  </text:list-item>
                  <text:list-item>
                    <text:p text:style-name="P1">In other words, use prepared statements or SQL functions</text:p>
                  </text:list-item>
                </text:list>
              </text:list-item>
              <text:list-item>
                <text:p text:style-name="P1">Read secure coding resources for whatever language you are working on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28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9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Store Passwords Safely</text:p>
          </draw:text-box>
        </draw:frame>
        <draw:frame presentation:style-name="pr10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Never store them in cleartext, calculate hash and store that</text:p>
              </text:list-item>
              <text:list-item>
                <text:p text:style-name="P1">Don't use plain hash, they can be cracked in seconds</text:p>
              </text:list-item>
              <text:list-item>
                <text:p text:style-name="P1">Use salt to prevent rainbow tables (precalculation attacks)</text:p>
                <text:list>
                  <text:list-item>
                    <text:p text:style-name="P1">Salt recipe: static random data+username+password</text:p>
                  </text:list-item>
                  <text:list-item>
                    <text:p text:style-name="P1">This way attacker has to know your salt value before he can try dictionary or brute force attack on passwords</text:p>
                  </text:list-item>
                  <text:list-item>
                    <text:p text:style-name="P1">However if attacker has system level access, he has your code and thus knows how your salt is formed</text:p>
                  </text:list-item>
                </text:list>
              </text:list-item>
              <text:list-item>
                <text:p text:style-name="P1">What you want to use is something that is VERY slow to calculate, so bruteforcing will be &gt;100000 slower than with simple SHA-1 or SHA-256 hash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9"/>
          <draw:frame presentation:style-name="pr5" draw:text-style-name="P7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0" draw:style-name="dp3" draw:master-page-name="Evitech_25_20lecture" presentation:presentation-page-layout-name="AL3T3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Basic Version Of Slow Hash</text:p>
          </draw:text-box>
        </draw:frame>
        <draw:frame presentation:style-name="pr18" draw:text-style-name="P5" draw:layer="layout" svg:width="11.667cm" svg:height="13.861cm" svg:x="2.057cm" svg:y="5.838cm" presentation:class="outline">
          <draw:text-box>
            <text:p text:style-name="P1"><text:span text:style-name="T5">import hashlib</text:span></text:p>
            <text:p text:style-name="P1"><text:span text:style-name="T5">hasher=hashlib.sha256()</text:span></text:p>
            <text:p text:style-name="P1"><text:span text:style-name="T5">hashed_pw="password"</text:span></text:p>
            <text:p text:style-name="P1"><text:span text:style-name="T5">salt="457897696840"</text:span></text:p>
            <text:p text:style-name="P1"><text:span text:style-name="T5">user="joefoo"</text:span></text:p>
            <text:p text:style-name="P1"><text:span text:style-name="T5">hasher.update(hashed_pw+user+salt)</text:span></text:p>
            <text:p text:style-name="P1"><text:span text:style-name="T5">for i in xrange(124220):</text:span></text:p>
            <text:p text:style-name="P1"><text:span text:style-name="T5"><text:s/></text:span><text:span text:style-name="T5">hasher.update(hasher.hexdigest()+user+salt)</text:span></text:p>
            <text:p text:style-name="P1"><text:span text:style-name="T5">print hasher.hexdigest()</text:span></text:p>
            <text:p text:style-name="P1"/>
          </draw:text-box>
        </draw:frame>
        <draw:frame presentation:style-name="pr9" draw:layer="layout" svg:width="11.667cm" svg:height="13.861cm" svg:x="14.308cm" svg:y="5.838cm" presentation:class="outline" presentation:user-transformed="true">
          <draw:text-box>
            <text:list text:style-name="L3">
              <text:list-item>
                <text:p><text:span text:style-name="T6">What we are doing here is feeding the password and two salts through SHA-256 hashing loop</text:span></text:p>
              </text:list-item>
              <text:list-item>
                <text:p><text:span text:style-name="T6">As each iteration of SHA-256 gets input from previous none of the iterations can be skipped</text:span></text:p>
              </text:list-item>
              <text:list-item>
                <text:p><text:span text:style-name="T6">Thus attacker has to spend 124220 times longer than with simple </text:span><text:span text:style-name="T6"><text:line-break/></text:span><text:span text:style-name="T6">SHA-256</text:span></text:p>
              </text:list-item>
              <text:list-item>
                <text:p><text:span text:style-name="T6">Procedure is known as key strengthening or streching</text:span></text:p>
              </text:list-item>
              <text:list-item>
                <text:p><text:span text:style-name="T6">The example code runs in about 0.5 seconds in my old desktop</text:span></text:p>
              </text:list-item>
              <text:list-item>
                <text:p><text:span text:style-name="T6">However it is not advisable to write your own implementation. Go with reviewed example code <text:s/>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0" presentation:class="page"/>
          <draw:frame presentation:style-name="pr5" draw:text-style-name="P7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1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507cm" svg:x="1.948cm" svg:y="1.715cm" presentation:class="title">
          <draw:text-box>
            <text:p text:style-name="P1">Well Known Slow Hash Implementations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RSA PKCS #5: Password-Based Cryptography Standard</text:p>
                <text:list>
                  <text:list-item>
                    <text:p text:style-name="P1">PBKDF2 is well known hashing scheme that uses SHA-1 or other hash algorithm with multiple iterations </text:p>
                  </text:list-item>
                  <text:list-item>
                    <text:p text:style-name="P1"><text:a xlink:href="http://en.wikipedia.org/wiki/PBKDF2" xlink:type="simple">Http://en.wikipedia.org/wiki/PBKDF2</text:a></text:p>
                  </text:list-item>
                </text:list>
              </text:list-item>
              <text:list-item>
                <text:p text:style-name="P1">Bcrypt, other well known slow password implementation</text:p>
                <text:list>
                  <text:list-item>
                    <text:p text:style-name="P1"><text:span text:style-name="T5">Java: </text:span><text:span text:style-name="T5"><text:a xlink:href="http://www.mindrot.org/projects/jBCrypt/" xlink:type="simple">http://www.mindrot.org/projects/jBCrypt/</text:a></text:span></text:p>
                  </text:list-item>
                  <text:list-item>
                    <text:p text:style-name="P1"><text:span text:style-name="T5">Python: </text:span><text:span text:style-name="T5"><text:a xlink:href="http://www.mindrot.org/projects/py-bcrypt/" xlink:type="simple">http://www.mindrot.org/projects/py-bcrypt/</text:a></text:span></text:p>
                  </text:list-item>
                </text:list>
              </text:list-item>
              <text:list-item>
                <text:p text:style-name="P1">Scrypt, is designed to make GPU based attacks unfeasible</text:p>
                <text:list>
                  <text:list-item>
                    <text:p><text:span text:style-name="T5"><text:a xlink:href="http://www.tarsnap.com/scrypt.html" xlink:type="simple">http://www.tarsnap.com/scrypt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1" presentation:class="page"/>
          <draw:frame presentation:style-name="pr5" draw:text-style-name="P7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2" draw:style-name="dp3" draw:master-page-name="Evitech_25_20lecture" presentation:presentation-page-layout-name="AL2T1">
        <office:forms form:automatic-focus="false" form:apply-design-mode="false"/>
        <draw:frame presentation:style-name="pr11" draw:layer="layout" svg:width="23.91cm" svg:height="3.506cm" svg:x="1.948cm" svg:y="1.715cm" presentation:class="title">
          <draw:text-box>
            <text:p>Have Separate Server For Passwords</text:p>
          </draw:text-box>
        </draw:frame>
        <draw:frame presentation:style-name="pr12" draw:layer="layout" svg:width="23.91cm" svg:height="12.18cm" svg:x="2.057cm" svg:y="5.838cm" presentation:class="outline">
          <draw:text-box>
            <text:list text:style-name="L3">
              <text:list-item>
                <text:p>Password DB must not be in UI server</text:p>
              </text:list-item>
              <text:list-item>
                <text:p>Set up separate server with RESTful or other interface</text:p>
              </text:list-item>
              <text:list-item>
                <text:p>Only allowed messages are password query and response</text:p>
              </text:list-item>
              <text:list-item>
                <text:p>Thus frontend server compromise does not compromise DB</text:p>
              </text:list-item>
              <text:list-item>
                <text:p>Alternatively you can use OAuth and outsource authentication to Google, Facebook or other player</text:p>
                <text:list>
                  <text:list-item>
                    <text:p>Provided that it suits your business model</text:p>
                  </text:list-item>
                </text:list>
              </text:list-item>
              <text:list-item>
                <text:p><text:span text:style-name="T7">https://developers.google.com/accounts/docs/OAuth2</text:span></text:p>
              </text:list-item>
              <text:list-item>
                <text:p><text:span text:style-name="T7">http://en.wikipedia.org/wiki/Representational_state_transfer#RESTful_web_services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2" presentation:class="page"/>
          <draw:frame presentation:style-name="pr13" draw:text-style-name="P8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33" draw:style-name="dp3" draw:master-page-name="Evitech_25_20lecture" presentation:presentation-page-layout-name="AL2T1">
        <office:forms form:automatic-focus="false" form:apply-design-mode="false"/>
        <draw:frame presentation:style-name="pr11" draw:layer="layout" svg:width="23.91cm" svg:height="3.506cm" svg:x="1.948cm" svg:y="1.715cm" presentation:class="title">
          <draw:text-box>
            <text:p>Don't Store Confidential Data In Frontend</text:p>
          </draw:text-box>
        </draw:frame>
        <draw:frame presentation:style-name="pr12" draw:layer="layout" svg:width="23.91cm" svg:height="12.18cm" svg:x="2.057cm" svg:y="5.838cm" presentation:class="outline">
          <draw:text-box>
            <text:list text:style-name="L3">
              <text:list-item>
                <text:p>Almost every service needs customers sensitive information</text:p>
                <text:list>
                  <text:list-item>
                    <text:p>Name, email, home address, credit card, etc</text:p>
                  </text:list-item>
                </text:list>
              </text:list-item>
              <text:list-item>
                <text:p>Leaking this info is bad</text:p>
              </text:list-item>
              <text:list-item>
                <text:p>Thus do not store this information so that it is easily accessible for the frontend server</text:p>
              </text:list-item>
              <text:list-item>
                <text:p>Encrypt users info with users password in the frontend</text:p>
                <text:list>
                  <text:list-item>
                    <text:p>You need to have cleartext information in the backend</text:p>
                  </text:list-item>
                  <text:list-item>
                    <text:p>But the user facing DB should be crypt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1cm" svg:y="2.853cm" draw:page-number="33" presentation:class="page"/>
          <draw:frame presentation:style-name="pr13" draw:text-style-name="P8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34" draw:style-name="dp3" draw:master-page-name="Evitech_25_20lecture" presentation:presentation-page-layout-name="AL2T1">
        <office:forms form:automatic-focus="false" form:apply-design-mode="false"/>
        <draw:frame presentation:style-name="pr11" draw:layer="layout" svg:width="23.91cm" svg:height="3.506cm" svg:x="1.948cm" svg:y="1.715cm" presentation:class="title">
          <draw:text-box>
            <text:p>Certificate Theft</text:p>
          </draw:text-box>
        </draw:frame>
        <draw:frame presentation:style-name="pr12" draw:layer="layout" svg:width="23.91cm" svg:height="12.18cm" svg:x="2.057cm" svg:y="5.838cm" presentation:class="outline" presentation:user-transformed="true">
          <draw:text-box>
            <text:list text:style-name="L3">
              <text:list-item>
                <text:p>Software world is moving to application stores</text:p>
              </text:list-item>
              <text:list-item>
                <text:p>Which means attacker need certificates to make malware</text:p>
              </text:list-item>
              <text:list-item>
                <text:p>iOS Appstore, Google play, browser plugins, anything goes</text:p>
              </text:list-item>
              <text:list-item>
                <text:p>And even without stores certificate helps to hide</text:p>
              </text:list-item>
              <text:list-item>
                <text:p>This means that attackers are very interested in stealing code signing certificates or any other dev account ID</text:p>
              </text:list-item>
              <text:list-item>
                <text:p>We see code signed malware on daily basis</text:p>
              </text:list-item>
              <text:list-item>
                <text:p>And stolen certificates on almost every week</text:p>
              </text:list-item>
              <text:list-item>
                <text:p><text:span text:style-name="T8">http://www.ccssforum.org/malware-certificates.php?keywords=&amp;sort_by=id 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4" presentation:class="page"/>
          <draw:frame presentation:style-name="pr13" draw:text-style-name="P8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35" draw:style-name="dp3" draw:master-page-name="Evitech_25_20lecture" presentation:presentation-page-layout-name="AL2T1">
        <office:forms form:automatic-focus="false" form:apply-design-mode="false"/>
        <draw:frame presentation:style-name="pr11" draw:layer="layout" svg:width="23.91cm" svg:height="3.506cm" svg:x="1.948cm" svg:y="1.715cm" presentation:class="title">
          <draw:text-box>
            <text:p>Protect Your Signing Certificate</text:p>
          </draw:text-box>
        </draw:frame>
        <draw:frame presentation:style-name="pr19" draw:layer="layout" svg:width="23.91cm" svg:height="12.286cm" svg:x="2.057cm" svg:y="5.838cm" presentation:class="outline" presentation:user-transformed="true">
          <draw:text-box>
            <text:list text:style-name="L3">
              <text:list-item>
                <text:p>Getting your certificate stolen is really bad PR</text:p>
              </text:list-item>
              <text:list-item>
                <text:p>Thus you need make sure your cert is not stolen</text:p>
              </text:list-item>
              <text:list-item>
                <text:p>At minimum code signing should be done on isolated server</text:p>
              </text:list-item>
              <text:list-item>
                <text:p>Better would be to use hardware security module for signing</text:p>
              </text:list-item>
              <text:list-item>
                <text:p>But even with HSM attacker can still make your code signing server to sign malware</text:p>
              </text:list-item>
              <text:list-item>
                <text:p>Thus you have to make sure that human always inspects what is being signed, or you have content monitoring</text:p>
              </text:list-item>
              <text:list-item>
                <text:p><text:span text:style-name="T6">http://blog.mozilla.org/security/2013/02/13/using-cryptostick-as-an-hsm/</text:span></text:p>
              </text:list-item>
              <text:list-item>
                <text:p><text:span text:style-name="T6">http://www.thales-esecurity.com/products-and-services/products-and-services/hardware-security-modules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5" presentation:class="page"/>
          <draw:frame presentation:style-name="pr13" draw:text-style-name="P8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36" draw:style-name="dp3" draw:master-page-name="Evitech_25_20lecture" presentation:presentation-page-layout-name="AL2T1">
        <office:forms form:automatic-focus="false" form:apply-design-mode="false"/>
        <draw:frame presentation:style-name="pr11" draw:layer="layout" svg:width="23.91cm" svg:height="3.506cm" svg:x="1.948cm" svg:y="1.715cm" presentation:class="title">
          <draw:text-box>
            <text:p>Protect Your SSL Certs</text:p>
          </draw:text-box>
        </draw:frame>
        <draw:frame presentation:style-name="pr20" draw:layer="layout" svg:width="23.91cm" svg:height="13.003cm" svg:x="2.057cm" svg:y="5.838cm" presentation:class="outline" presentation:user-transformed="true">
          <draw:text-box>
            <text:list text:style-name="L3">
              <text:list-item>
                <text:p>Just like code signing certs SSL certs are a hot commodity</text:p>
              </text:list-item>
              <text:list-item>
                <text:p>However you must have them on your webserver</text:p>
              </text:list-item>
              <text:list-item>
                <text:p>Which is a bit of a dilemma</text:p>
              </text:list-item>
              <text:list-item>
                <text:p>You can store it by storing your SSL cert in HSM<text:line-break/>or use load balancer that does SSL acceleration</text:p>
              </text:list-item>
              <text:list-item>
                <text:p><text:span text:style-name="T9"><text:a xlink:href="http://www.thales-esecurity.com/products-and-services/products-and-services/hardware-security-modules/general-purpose-hsms/nshield-connect" xlink:type="simple">http://www.thales-esecurity.com/products-and-services/products-and-services/hardware-security-modules/general-purpose-hsms/nshield-connect</text:a></text:span></text:p>
              </text:list-item>
              <text:list-item>
                <text:p><text:span text:style-name="T9">http://www.kemptechnologies.com/emea/loadbalancingresource/kemp-load-balancer-white-papers-web-ip-load-balancer-information/ssl-acceleration.html</text:span></text:p>
              </text:list-item>
              <text:list-item>
                <text:p>Of course enterprise level HSM are rather expensive</text:p>
              </text:list-item>
              <text:list-item>
                <text:p>Commonly used alternative is to use passphrase a for key</text:p>
              </text:list-item>
              <text:list-item>
                <text:p>Store passphrase on a file that is deleted after server start</text:p>
              </text:list-item>
              <text:list-item>
                <text:p>Which means that this works only in virtual environment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6" presentation:class="page"/>
          <draw:frame presentation:style-name="pr13" draw:text-style-name="P8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37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507cm" svg:x="1.948cm" svg:y="1.715cm" presentation:class="title">
          <draw:text-box>
            <text:p text:style-name="P1">Use Static Code Analyzers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There are a lot of automatic tools that find bugs for you</text:p>
              </text:list-item>
              <text:list-item>
                <text:p text:style-name="P1">For example Klocworks</text:p>
                <text:list>
                  <text:list-item>
                    <text:p text:style-name="P1"><text:a xlink:href="http://klocworks.com/" xlink:type="simple">http://klocworks.com/</text:a></text:p>
                  </text:list-item>
                  <text:list-item>
                    <text:p text:style-name="P1">Tool that will analyze your code and tell how bad it is</text:p>
                  </text:list-item>
                  <text:list-item>
                    <text:p text:style-name="P1">SQL injection,Process or file injection,ode injection, Cross-site scripting (XSS), Request forging, etc</text:p>
                  </text:list-item>
                </text:list>
              </text:list-item>
              <text:list-item>
                <text:p text:style-name="P1">But Klockworks is just automated tool, it does not find everything. Use it to save your time on bugs it does not find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7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8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507cm" svg:x="1.948cm" svg:y="1.715cm" presentation:class="title">
          <draw:text-box>
            <text:p text:style-name="P1">Use Vulnerability Scanners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Like network scanners there are many vulnerability scanners you can use to find problems in your code</text:p>
              </text:list-item>
              <text:list-item>
                <text:p>Burb suite is interactive scanner tool that allows to inspect possible application vulnerabilities</text:p>
              </text:list-item>
            </text:list>
            <text:list text:style-name="L4">
              <text:list-item>
                <text:list>
                  <text:list-item>
                    <text:p text:style-name="P1"><text:a xlink:href="http://www.portswigger.net/burp/" xlink:type="simple">http://www.portswigger.net/burp/</text:a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">http://www.securityninja.co.uk/hacking/burp-suite-tutorial-the-intruder-tool/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Other good tools <text:a xlink:href="http://sectools.org/web-scanners.html" xlink:type="simple">http://sectools.org/web-scanners.html</text:a></text:p>
                  </text:list-item>
                </text:list>
              </text:list-item>
            </text:list>
            <text:list text:style-name="L3">
              <text:list-header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8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9" draw:style-name="dp3" draw:master-page-name="Evitech_25_20lecture" presentation:presentation-page-layout-name="AL2T1">
        <office:forms form:automatic-focus="false" form:apply-design-mode="false"/>
        <draw:frame presentation:style-name="pr11" draw:layer="layout" svg:width="23.91cm" svg:height="3.506cm" svg:x="1.948cm" svg:y="1.715cm" presentation:class="title">
          <draw:text-box>
            <text:p>Fuzzers</text:p>
          </draw:text-box>
        </draw:frame>
        <draw:frame presentation:style-name="pr12" draw:layer="layout" svg:width="23.91cm" svg:height="12.18cm" svg:x="2.057cm" svg:y="5.838cm" presentation:class="outline">
          <draw:text-box>
            <text:list text:style-name="L3">
              <text:list-item>
                <text:p>Exploits are basically broken input to your code</text:p>
              </text:list-item>
              <text:list-item>
                <text:p>Thus you can find vulnerabilities by generating a lot of input</text:p>
              </text:list-item>
              <text:list-item>
                <text:p>This is called fuzzing, it is very effective technique</text:p>
              </text:list-item>
              <text:list-item>
                <text:p>Simply mount your code so that it will receive constant stream of input from fuzzer, and let it run for couple days</text:p>
              </text:list-item>
              <text:list-item>
                <text:p>Radamsa <text:a xlink:href="https://code.google.com/p/ouspg/wiki/Radamsa" xlink:type="simple">https://code.google.com/p/ouspg/wiki/Radamsa</text:a></text:p>
              </text:list-item>
              <text:list-item>
                <text:p>American Fuzzy Lop</text:p>
              </text:list-item>
              <text:list-item>
                <text:p>Given protocol or file sample it is bound to generate input that will find flaws in code that is not fuzzed before</text:p>
              </text:list-item>
              <text:list-item>
                <text:p>Fuzz before you get fuzzed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39" presentation:class="page"/>
          <draw:frame presentation:style-name="pr13" draw:text-style-name="P8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40" draw:style-name="dp3" draw:master-page-name="Evitech_25_20lecture" presentation:presentation-page-layout-name="AL2T1">
        <office:forms form:automatic-focus="false" form:apply-design-mode="false"/>
        <draw:frame presentation:style-name="pr11" draw:layer="layout" svg:width="23.91cm" svg:height="3.506cm" svg:x="1.948cm" svg:y="1.715cm" presentation:class="title">
          <draw:text-box>
            <text:p>Don't Trust Any Network</text:p>
          </draw:text-box>
        </draw:frame>
        <draw:frame presentation:style-name="pr12" draw:layer="layout" svg:width="23.91cm" svg:height="12.18cm" svg:x="2.057cm" svg:y="5.838cm" presentation:class="outline">
          <draw:text-box>
            <text:list text:style-name="L3">
              <text:list-item>
                <text:p>Only net you can trust is the one where you see cable</text:p>
              </text:list-item>
              <text:list-item>
                <text:p>Which means that you cannot trust connections between two of your data centers</text:p>
              </text:list-item>
              <text:list-item>
                <text:p>Or connections inside cloud hosted provider</text:p>
              </text:list-item>
              <text:list-item>
                <text:p>Even big players like Google had plaintext connections between their own data centers</text:p>
              </text:list-item>
              <text:list-item>
                <text:p>Which means NSA had really easy time to access all the data they wanted</text:p>
              </text:list-item>
              <text:list-item>
                <text:p>Thus all connections between servers should be protected by properly implemented encryption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0" presentation:class="page"/>
          <draw:frame presentation:style-name="pr13" draw:text-style-name="P8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41" draw:style-name="dp3" draw:master-page-name="Evitech_25_20lecture" presentation:presentation-page-layout-name="AL2T1">
        <office:forms form:automatic-focus="false" form:apply-design-mode="false"/>
        <draw:frame presentation:style-name="pr11" draw:layer="layout" svg:width="23.91cm" svg:height="3.506cm" svg:x="1.948cm" svg:y="1.715cm" presentation:class="title">
          <draw:text-box>
            <text:p>Plan Against DOS</text:p>
          </draw:text-box>
        </draw:frame>
        <draw:frame presentation:style-name="pr12" draw:layer="layout" svg:width="23.91cm" svg:height="12.18cm" svg:x="2.057cm" svg:y="5.751cm" presentation:class="outline" presentation:user-transformed="true">
          <draw:text-box>
            <text:list text:style-name="L3">
              <text:list-item>
                <text:p>DOS is most effective when target cannot dodge it</text:p>
              </text:list-item>
              <text:list-item>
                <text:p>DOS mitigation works best when it is planned in architecture</text:p>
              </text:list-item>
              <text:list-item>
                <text:p>Design your system so that is has many moving parts</text:p>
                <text:list>
                  <text:list-item>
                    <text:p>The contact point to other systems/customers should be a forwarder which tells the address of actual service</text:p>
                  </text:list-item>
                  <text:list-item>
                    <text:p>Make that forwarder simple and replicable</text:p>
                  </text:list-item>
                </text:list>
              </text:list-item>
              <text:list-item>
                <text:p>Also make sure that your DNS server can take load</text:p>
                <text:list>
                  <text:list-item>
                    <text:p>And that answer TTL is rather short</text:p>
                  </text:list-item>
                </text:list>
              </text:list-item>
              <text:list-item>
                <text:p>Have backup domains and certificates ready so that you can move the actual service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1" presentation:class="page"/>
          <draw:frame presentation:style-name="pr13" draw:text-style-name="P8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42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507cm" svg:x="1.948cm" svg:y="1.715cm" presentation:class="title">
          <draw:text-box>
            <text:p text:style-name="P1">Security In Day To Day Operation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Just building something to be secure is not enough</text:p>
              </text:list-item>
              <text:list-item>
                <text:p text:style-name="P1">You need to maintain the system properly</text:p>
              </text:list-item>
              <text:list-item>
                <text:p text:style-name="P1">Know all third party modules you are using, keep track of the security news on them</text:p>
              </text:list-item>
              <text:list-item>
                <text:p text:style-name="P1">When some component has vulnerability, make sure it is patched</text:p>
              </text:list-item>
              <text:list-item>
                <text:p text:style-name="P1">Keep track on new attack techniques, and test your systems against them</text:p>
              </text:list-item>
              <text:list-item>
                <text:p text:style-name="P1">Before SQL injections were known, almost all servers were vulnerable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2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3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507cm" svg:x="1.948cm" svg:y="1.715cm" presentation:class="title">
          <draw:text-box>
            <text:p text:style-name="P1">Rules For Running Good Operation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Rotate hardware often enough</text:p>
                <text:list>
                  <text:list-item>
                    <text:p text:style-name="P1">3 years should be maximum server lifespan</text:p>
                  </text:list-item>
                </text:list>
              </text:list-item>
              <text:list-item>
                <text:p text:style-name="P1">Make sure you keep track of system buildup</text:p>
                <text:list>
                  <text:list-item>
                    <text:p text:style-name="P1">Log files can consume amazing amount of space over time</text:p>
                  </text:list-item>
                  <text:list-item>
                    <text:p text:style-name="P1">What happens if /var or /tmp fills up?</text:p>
                  </text:list-item>
                </text:list>
              </text:list-item>
              <text:list-item>
                <text:p text:style-name="P1">Create custom watchdogs in the system</text:p>
                <text:list>
                  <text:list-item>
                    <text:p text:style-name="P1">If system does not get constant changes in file system, use integrity checker and alarm on any new files</text:p>
                  </text:list-item>
                </text:list>
              </text:list-item>
              <text:list-item>
                <text:p text:style-name="P1">Make sure that also other than developers know how to fix the system. </text:p>
                <text:list>
                  <text:list-item>
                    <text:p text:style-name="P1">Yes I know midnight phonecalls give nice bonus, but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3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4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507cm" svg:x="1.948cm" svg:y="1.715cm" presentation:class="title">
          <draw:text-box>
            <text:p text:style-name="P1">Application Firewalls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Application firewalls are content inspecting firewalls that are placed between network connection and your application</text:p>
                <text:list>
                  <text:list-item>
                    <text:p text:style-name="P1">Application firewalls know how the protocol works (HTTP)<text:line-break/>and can identify malicious content</text:p>
                  </text:list-item>
                  <text:list-item>
                    <text:p text:style-name="P1">Filter out SQL infections, Cross site scripting, etc</text:p>
                  </text:list-item>
                  <text:list-item>
                    <text:p text:style-name="P1">Basically they prevent the attack from ever getting into code</text:p>
                  </text:list-item>
                </text:list>
              </text:list-item>
              <text:list-item>
                <text:p text:style-name="P1"><text:a xlink:href="http://www.breach.com/" xlink:type="simple">http://www.breach.com/</text:a></text:p>
              </text:list-item>
              <text:list-item>
                <text:p text:style-name="P1"><text:a xlink:href="http://www.applicure.com/" xlink:type="simple">http://www.applicure.com/</text:a></text:p>
              </text:list-item>
              <text:list-item>
                <text:p text:style-name="P1">http://www.owasp.org/index.php/Web_Application_Firewall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4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5" draw:style-name="dp3" draw:master-page-name="Evitech_25_20lecture" presentation:presentation-page-layout-name="AL2T1">
        <office:forms form:automatic-focus="false" form:apply-design-mode="false"/>
        <draw:frame presentation:style-name="pr6" draw:text-style-name="P5" draw:layer="layout" svg:width="23.91cm" svg:height="3.507cm" svg:x="1.948cm" svg:y="1.715cm" presentation:class="title">
          <draw:text-box>
            <text:p text:style-name="P1">Application Firewalls Are Not Silver Bullet</text:p>
          </draw:text-box>
        </draw:frame>
        <draw:frame presentation:style-name="pr7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Even as application firewalls can prevent attacks they are not the final word in security</text:p>
              </text:list-item>
              <text:list-item>
                <text:p text:style-name="P1">App firewall protects only against attacks it knows about</text:p>
              </text:list-item>
              <text:list-item>
                <text:p text:style-name="P1">Also the firewall itself may be vulnerable to attack</text:p>
              </text:list-item>
              <text:list-item>
                <text:p text:style-name="P1">So if you think code cannot be trusted, and you cannot replace it, do use firewall</text:p>
              </text:list-item>
              <text:list-item>
                <text:p text:style-name="P1">But also start searching replacement for the bad code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5" presentation:class="page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6" draw:style-name="dp3" draw:master-page-name="Evitech_25_20lecture" presentation:presentation-page-layout-name="AL2T1">
        <office:forms form:automatic-focus="false" form:apply-design-mode="false"/>
        <draw:frame presentation:style-name="pr1" draw:text-style-name="P5" draw:layer="layout" svg:width="23.91cm" svg:height="3.507cm" svg:x="1.948cm" svg:y="1.715cm" presentation:class="title">
          <draw:text-box>
            <text:p text:style-name="P1">References</text:p>
          </draw:text-box>
        </draw:frame>
        <draw:frame presentation:style-name="pr10" draw:text-style-name="P6" draw:layer="layout" svg:width="23.91cm" svg:height="13.23cm" svg:x="2.057cm" svg:y="5.838cm" presentation:class="outline" presentation:user-transformed="true">
          <draw:text-box>
            <text:list text:style-name="L3">
              <text:list-item>
                <text:p text:style-name="P1"><text:span text:style-name="T10">OWASP Application Security Community</text:span></text:p>
                <text:list>
                  <text:list-item>
                    <text:p text:style-name="P1"><text:span text:style-name="T11"><text:a xlink:href="http://www.owasp.org/" xlink:type="simple">http://www.owasp.org/</text:a></text:span></text:p>
                  </text:list-item>
                </text:list>
              </text:list-item>
              <text:list-item>
                <text:p text:style-name="P1"><text:span text:style-name="T10">Secure Coding Principles &amp; Practices</text:span></text:p>
                <text:list>
                  <text:list-item>
                    <text:p text:style-name="P1"><text:span text:style-name="T10">O'Reilly, Mark G Graff &amp; Kenneth R. van Wyk</text:span></text:p>
                  </text:list-item>
                </text:list>
              </text:list-item>
              <text:list-item>
                <text:p text:style-name="P1"><text:span text:style-name="T10">Format String Vulnerabilities</text:span></text:p>
                <text:list>
                  <text:list-item>
                    <text:p text:style-name="P1"><text:span text:style-name="T10"><text:a xlink:href="http://julianor.tripod.com/bc/formatstring-1.2.pdf" xlink:type="simple">http://julianor.tripod.com/bc/formatstring-1.2.pdf</text:a></text:span></text:p>
                  </text:list-item>
                </text:list>
              </text:list-item>
              <text:list-item>
                <text:p><text:span text:style-name="T10">Stability Anti-Patterns</text:span></text:p>
                <text:list>
                  <text:list-item>
                    <text:p><text:span text:style-name="T10">http://www.infoq.com/presentations/Stability-Anti-patterns-Michael-Nygar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6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1" svg:font-family="ARial" style:font-adornments="Light" style:font-family-generic="swiss"/>
    <style:font-face style:name="Arial Unicode MS1" svg:font-family="'Arial Unicode MS'" style:font-pitch="variable"/>
    <style:font-face style:name="Gothic" svg:font-family="Gothic" style:font-pitch="variable"/>
    <style:font-face style:name="HG Mincho Light J" svg:font-family="'HG Mincho Light J'" style:font-pitch="variable"/>
    <style:font-face style:name="Tahoma1" svg:font-family="Tahoma" style:font-pitch="variable"/>
    <style:font-face style:name="msmincho" svg:font-family="msmincho" style:font-pitch="variable"/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Gothic L" svg:font-family="'Gothic L'" style:font-family-generic="roman" style:font-pitch="variable"/>
    <style:font-face style:name="Gothic L1" svg:font-family="'Gothic L'" style:font-adornments="Light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msgothic" svg:font-family="msgothic" style:font-family-generic="roman" style:font-pitch="variable"/>
    <style:font-face style:name="ARial" svg:font-family="ARial" style:font-adornments="Light" style:font-family-generic="swiss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Gothic L2" svg:font-family="'Gothic L'" style:font-adornments="Light" style:font-family-generic="swiss" style:font-pitch="variable"/>
    <style:font-face style:name="Luxi Sans1" svg:font-family="'Luxi Sans'" style:font-adornments="Light" style:font-family-generic="swiss" style:font-pitch="variable"/>
    <style:font-face style:name="Luxi Sans" svg:font-family="'Luxi Sans'" style:font-adornments="Regular" style:font-family-generic="swiss" style:font-pitch="variable"/>
    <style:font-face style:name="Thorndale1" svg:font-family="Thorndale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en" fo:country="US" style:font-name-asian="HG Mincho Light J" style:font-size-asian="24pt" style:language-asian="en" style:country-asian="US" style:font-name-complex="Arial Unicode MS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Evitech_25_20lecture-background" style:display-name="Evitech%20lecture-background" style:family="presentation">
      <style:graphic-properties draw:stroke="none" draw:fill="none"/>
    </style:style>
    <style:style style:name="Evitech_25_20lecture-backgroundobjects" style:display-name="Evitech%20lecture-backgroundobjects" style:family="presentation">
      <style:graphic-properties draw:shadow="hidden" draw:shadow-offset-x="0.3cm" draw:shadow-offset-y="0.3cm" draw:shadow-color="#808080"/>
    </style:style>
    <style:style style:name="Evitech_25_20lecture-notes" style:display-name="Evitech%20lecture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font-relief="none"/>
    </style:style>
    <style:style style:name="Evitech_25_20lecture-outline1" style:display-name="Evitech%20lecture-outline1" style:family="presentation">
      <style:graphic-properties draw:stroke="none" draw:fill="none">
        <text:list-style style:name="Evitech_25_20lecture-outline1" style:display-name="Evitech%20lecture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•">
            <style:list-level-properties text:min-label-width="0.8cm"/>
            <style:text-properties fo:font-family="StarSymbol" style:font-charset="x-symbol" fo:color="#000000" fo:font-size="45%"/>
          </text:list-level-style-bullet>
          <text:list-level-style-bullet text:level="3" text:bullet-char="•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1cm" fo:text-align="start" fo:text-indent="0cm"/>
      <style:text-properties fo:color="#000000" style:text-outline="false" style:text-line-through-style="none" style:text-line-through-type="none" style:font-name="Arial3" fo:font-family="Arial" style:font-style-name="Regular" style:font-family-generic="swiss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font-relief="none"/>
    </style:style>
    <style:style style:name="Evitech_25_20lecture-outline2" style:display-name="Evitech%20lecture-outline2" style:family="presentation" style:parent-style-name="Evitech_25_20lecture-outline1">
      <style:paragraph-properties fo:margin-left="2.4cm" fo:margin-right="0cm" fo:margin-top="0cm" fo:margin-bottom="0.4cm" fo:text-indent="-0.8cm"/>
      <style:text-properties fo:font-size="22pt" style:font-size-asian="28pt" style:font-size-complex="28pt"/>
    </style:style>
    <style:style style:name="Evitech_25_20lecture-outline3" style:display-name="Evitech%20lecture-outline3" style:family="presentation" style:parent-style-name="Evitech_25_20lecture-outline2">
      <style:paragraph-properties fo:margin-left="3.6cm" fo:margin-right="0cm" fo:margin-top="0cm" fo:margin-bottom="0.3cm" fo:text-indent="-0.6cm"/>
      <style:text-properties fo:font-size="22pt" style:font-size-asian="24pt" style:font-size-complex="24pt"/>
    </style:style>
    <style:style style:name="Evitech_25_20lecture-outline4" style:display-name="Evitech%20lecture-outline4" style:family="presentation" style:parent-style-name="Evitech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Evitech_25_20lecture-outline5" style:display-name="Evitech%20lecture-outline5" style:family="presentation" style:parent-style-name="Evitech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6" style:display-name="Evitech%20lecture-outline6" style:family="presentation" style:parent-style-name="Evitech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7" style:display-name="Evitech%20lecture-outline7" style:family="presentation" style:parent-style-name="Evitech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8" style:display-name="Evitech%20lecture-outline8" style:family="presentation" style:parent-style-name="Evitech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vitech_25_20lecture-outline9" style:display-name="Evitech%20lecture-outline9" style:family="presentation" style:parent-style-name="Evitech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vitech_25_20lecture-subtitle" style:display-name="Evitech%20lecture-subtitle" style:family="presentation">
      <style:graphic-properties draw:stroke="none" draw:fill="none" draw:textarea-vertical-align="middle">
        <text:list-style style:name="Evitech_25_20lecture-subtitle" style:display-name="Evitech%20lecture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Gothic L1" fo:font-family="'Gothic L'" style:font-style-name="Light" style:font-family-generic="roman" style:font-pitch="variable" fo:font-size="32pt" fo:font-style="normal" fo:text-shadow="none" style:text-underline-style="none" fo:font-weight="250" style:font-name-asian="HG Mincho Light J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font-relief="none"/>
    </style:style>
    <style:style style:name="Evitech_25_20lecture-title" style:display-name="Evitech%20lecture-title" style:family="presentation">
      <style:graphic-properties draw:stroke="none" draw:fill="none" draw:textarea-vertical-align="middle">
        <text:list-style style:name="Evitech_25_20lecture-title" style:display-name="Evitech%20lecture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Arial3" fo:font-family="Arial" style:font-style-name="Regular" style:font-family-generic="swiss" style:font-pitch="variable" fo:font-size="36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1" style:font-family-complex="'Arial Unicode MS'" style:font-pitch-complex="variable" style:font-size-complex="44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mincho" style:font-family-asian="msmincho" style:font-pitch-asian="variable" style:font-size-asian="24pt" style:font-name-complex="msmincho" style:font-family-complex="msmincho" style:font-pitch-complex="variable" style:font-size-complex="24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Gothic" style:font-family-asian="Gothic" style:font-pitch-asian="variable" style:font-size-asian="12pt" style:font-style-asian="normal" style:font-weight-asian="normal" style:font-name-complex="Tahoma1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line-height="93%" fo:text-align="start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none" style:text-underline-style="none" fo:font-weight="normal" style:font-name-asian="msmincho" style:font-family-asian="msmincho" style:font-pitch-asian="variable" style:font-size-asian="26pt" style:font-style-asian="normal" style:font-weight-asian="normal" style:font-name-complex="msmincho" style:font-family-complex="msmincho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01cm" fo:line-height="93%" fo:text-align="start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msmincho" style:font-family-asian="msmincho" style:font-pitch-asian="variable" style:font-size-asian="24pt" style:font-name-complex="msmincho" style:font-family-complex="msmincho" style:font-pitch-complex="variable" style:font-size-complex="24pt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93%" fo:text-align="start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msmincho" style:font-family-asian="msmincho" style:font-pitch-asian="variable" style:font-size-asian="22pt" style:font-name-complex="msmincho" style:font-family-complex="msmincho" style:font-pitch-complex="variable" style:font-size-complex="22pt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02cm" fo:line-height="93%" fo:text-align="start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msmincho" style:font-family-asian="msmincho" style:font-pitch-asian="variable" style:font-size-asian="20pt" style:font-name-complex="msmincho" style:font-family-complex="msmincho" style:font-pitch-complex="variable" style:font-size-complex="20pt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msmincho" style:font-family-asian="msmincho" style:font-pitch-asian="variable" style:font-size-asian="20pt" style:font-name-complex="msmincho" style:font-family-complex="msmincho" style:font-pitch-complex="variable" style:font-size-complex="20pt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msmincho" style:font-family-asian="msmincho" style:font-pitch-asian="variable" style:font-size-asian="20pt" style:font-name-complex="msmincho" style:font-family-complex="msmincho" style:font-pitch-complex="variable" style:font-size-complex="20pt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msmincho" style:font-family-asian="msmincho" style:font-pitch-asian="variable" style:font-size-asian="20pt" style:font-name-complex="msmincho" style:font-family-complex="msmincho" style:font-pitch-complex="variable" style:font-size-complex="20pt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msmincho" style:font-family-asian="msmincho" style:font-pitch-asian="variable" style:font-size-asian="20pt" style:font-name-complex="msmincho" style:font-family-complex="msmincho" style:font-pitch-complex="variable" style:font-size-complex="20pt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101cm" fo:line-height="93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msmincho" style:font-family-asian="msmincho" style:font-pitch-asian="variable" style:font-size-asian="20pt" style:font-name-complex="msmincho" style:font-family-complex="msmincho" style:font-pitch-complex="variable" style:font-size-complex="20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2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msgothic" fo:font-family="msgothic" style:font-family-generic="roman" style:font-pitch="variable" fo:font-size="32pt" fo:font-style="normal" fo:text-shadow="none" style:text-underline-style="none" fo:font-weight="normal" style:font-name-asian="msmincho" style:font-family-asian="msmincho" style:font-pitch-asian="variable" style:font-size-asian="32pt" style:font-style-asian="normal" style:font-weight-asian="normal" style:font-name-complex="msmincho" style:font-family-complex="msmincho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font-name-asian="msmincho" style:font-family-asian="msmincho" style:font-pitch-asian="variable" style:font-size-asian="44pt" style:font-style-asian="normal" style:font-weight-asian="normal" style:font-name-complex="msmincho" style:font-family-complex="msmincho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M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</style:style>
    <style:style style:name="MP3" style:family="paragraph">
      <loext:graphic-properties draw:fill="none" draw:opacity="100%"/>
      <style:paragraph-properties fo:text-align="center"/>
    </style:style>
    <style:style style:name="MP4" style:family="paragraph">
      <loext:graphic-properties draw:fill="none" draw:fill-color="#ffffff"/>
      <style:paragraph-properties fo:margin-left="0cm" fo:margin-right="0cm" fo:text-indent="0cm"/>
      <style:text-properties style:font-name="Gothic L" fo:font-size="18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style:font-name="Arial" fo:font-size="18pt"/>
    </style:style>
    <text:list-style style:name="M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Evitech_25_20lecture" style:display-name="Evitech%20lecture" style:page-layout-name="PM1" draw:style-name="Mdp1">
      <draw:frame presentation:style-name="Evitech_25_20lecture-title" draw:layer="backgroundobjects" svg:width="23.91cm" svg:height="3.506cm" svg:x="1.948cm" svg:y="1.715cm" presentation:class="title" presentation:placeholder="true">
        <draw:text-box/>
      </draw:frame>
      <draw:frame presentation:style-name="Evitech_25_20lecture-outline1" draw:layer="backgroundobjects" svg:width="23.91cm" svg:height="12.18cm" svg:x="2.057cm" svg:y="5.838cm" presentation:class="outline" presentation:placeholder="true">
        <draw:text-box/>
      </draw:frame>
      <draw:frame draw:style-name="Mgr1" draw:text-style-name="MP2" draw:layer="backgroundobjects" svg:width="1.227cm" svg:height="0.966cm" svg:x="24.767cm" svg:y="1.173cm">
        <draw:text-box>
          <text:p text:style-name="MP1"><text:page-number>&lt;number&gt;</text:page-number></text:p>
        </draw:text-box>
      </draw:frame>
      <draw:frame draw:style-name="Mgr2" draw:text-style-name="MP3" draw:layer="backgroundobjects" svg:width="21cm" svg:height="1.037cm" draw:transform="rotate (1.5707963267949) translate (0cm 21cm)">
        <draw:image xlink:href="Pictures/1000000000000280000000054024A3C4FC5E7712.gif" xlink:type="simple" xlink:show="embed" xlink:actuate="onLoad">
          <text:p/>
        </draw:image>
      </draw:frame>
      <draw:frame draw:style-name="Mgr2" draw:text-style-name="MP3" draw:layer="backgroundobjects" svg:width="24.805cm" svg:height="0.131cm" svg:x="1.081cm" svg:y="5.253cm">
        <draw:image xlink:href="Pictures/1000000000000280000000054024A3C4FC5E7712.gif" xlink:type="simple" xlink:show="embed" xlink:actuate="onLoad">
          <text:p/>
        </draw:image>
      </draw:frame>
      <draw:frame draw:style-name="Mgr3" draw:text-style-name="MP4" draw:layer="backgroundobjects" svg:width="13.693cm" svg:height="0.72cm" svg:x="2.068cm" svg:y="20cm">
        <draw:text-box>
          <text:p text:style-name="MP1"><text:span text:style-name="MT1">Jarno Niemelä </text:span><text:span text:style-name="MT1"><text:a xlink:href="mailto:Jargon@iki.fi" xlink:type="simple">Jargon@iki.fi</text:a></text:span></text:p>
        </draw:text-box>
      </draw:frame>
      <draw:frame draw:style-name="Mgr4" draw:text-style-name="MP5" draw:layer="backgroundobjects" svg:width="2.327cm" svg:height="0.819cm" svg:x="25.293cm" svg:y="19.831cm">
        <draw:image xlink:href="Pictures/10000000000000580000001F10DFF80F44519AB6.png" xlink:type="simple" xlink:show="embed" xlink:actuate="onLoad">
          <text:p/>
        </draw:image>
      </draw:frame>
      <presentation:notes style:page-layout-name="PM2">
        <draw:page-thumbnail presentation:style-name="Evitech_25_20lecture-title" draw:layer="backgroundobjects" svg:width="13.705cm" svg:height="10.279cm" svg:x="3.641cm" svg:y="2.853cm" presentation:class="page"/>
        <draw:frame presentation:style-name="Evitech_25_20lecture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2.2$Windows_x86 LibreOffice_project/37b43f919e4de5eeaca9b9755ed688758a8251fe</meta:generator>
    <meta:initial-creator>Jarno Niemelä</meta:initial-creator>
    <meta:creation-date>2003-02-23T13:12:07</meta:creation-date>
    <dc:date>2016-02-11T18:46:39.600000000</dc:date>
    <meta:print-date>2005-01-23T11:54:35</meta:print-date>
    <meta:editing-cycles>539</meta:editing-cycles>
    <meta:editing-duration>P2DT14H40M51S</meta:editing-duration>
    <meta:document-statistic meta:object-count="204"/>
    <meta:user-defined meta:name="Info 1"/>
    <meta:user-defined meta:name="Info 2"/>
    <meta:user-defined meta:name="Info 3"/>
    <meta:user-defined meta:name="Info 4"/>
    <meta:template xlink:type="simple" xlink:actuate="onRequest" xlink:title="Evitech lecture" xlink:href="../../../../home/jargon/OpenOffice.org1.0.2/user/template/Evitech%20lecture.sti" meta:date="2003-02-23T13:12:06"/>
  </office:meta>
</office:document-meta>
</file>